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ae4" officeooo:paragraph-rsid="0002fae4"/>
    </style:style>
    <style:style style:name="P2" style:family="paragraph" style:parent-style-name="Standard">
      <style:text-properties officeooo:paragraph-rsid="0002fae4"/>
    </style:style>
    <style:style style:name="P3" style:family="paragraph" style:parent-style-name="Standard">
      <style:text-properties fo:font-size="20pt" officeooo:rsid="0002fae4" officeooo:paragraph-rsid="000353af" style:font-size-asian="20pt" style:font-size-complex="20pt"/>
    </style:style>
    <style:style style:name="P4" style:family="paragraph" style:parent-style-name="Standard">
      <style:text-properties fo:font-size="20pt" officeooo:rsid="000353af" officeooo:paragraph-rsid="000353af" style:font-size-asian="20pt" style:font-size-complex="20pt"/>
    </style:style>
    <style:style style:name="P5" style:family="paragraph" style:parent-style-name="Standard">
      <style:text-properties officeooo:rsid="000353af" officeooo:paragraph-rsid="0002fae4"/>
    </style:style>
    <style:style style:name="T1" style:family="text">
      <style:text-properties officeooo:rsid="0002fae4"/>
    </style:style>
    <style:style style:name="T2" style:family="text">
      <style:text-properties fo:color="#3465a4"/>
    </style:style>
    <style:style style:name="T3" style:family="text">
      <style:text-properties fo:color="#3465a4" officeooo:rsid="0002fae4"/>
    </style:style>
    <style:style style:name="T4" style:family="text">
      <style:text-properties fo:color="#3465a4" officeooo:rsid="000353af"/>
    </style:style>
    <style:style style:name="T5" style:family="text">
      <style:text-properties officeooo:rsid="00035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Templates de história de usuário:</text:p>
      <text:p text:style-name="P1"/>
      <text:p text:style-name="P1">Como (autor) eu quero (algo) para (me beneficiar)</text:p>
      <text:p text:style-name="P2"/>
      <text:p text:style-name="P2"><text:span text:style-name="T1">Como </text:span><text:span text:style-name="T3">cliente</text:span><text:span text:style-name="T1"> eu </text:span><text:span text:style-name="T3">quero</text:span><text:span text:style-name="T1"> consultar o catálogo </text:span><text:span text:style-name="T3">para</text:span><text:span text:style-name="T1"> que eu possa encontrar o produto que eu desejo comprar.</text:span></text:p>
      <text:p text:style-name="P2"/>
      <text:p text:style-name="P3">História<text:span text:style-name="T5">s</text:span> de usuário</text:p>
      <text:p text:style-name="P2"/>
      <text:p text:style-name="P2"><text:span text:style-name="T1"><text:tab/>Como um </text:span><text:span text:style-name="T3">jogador de sudoku</text:span><text:span text:style-name="T1">, </text:span><text:span text:style-name="T3">quero</text:span><text:span text:style-name="T1"> uma divisão de dificuldade dos puzzles aleatórios </text:span><text:span text:style-name="T3">para</text:span><text:span text:style-name="T1"> que eu possa escolher uma dificuldade específica.</text:span></text:p>
      <text:p text:style-name="P1"/>
      <text:p text:style-name="P1"><text:tab/>Como <text:span text:style-name="T2">jogador de sudoku</text:span>, eu <text:span text:style-name="T2">quero</text:span> um sistema de rankeamento local, <text:span text:style-name="T2">para</text:span> que eu possa <text:span text:style-name="T5">saber o quão bem eu fui em cada fase.</text:span></text:p>
      <text:p text:style-name="P1"/>
      <text:p text:style-name="P1"><text:tab/>Como <text:span text:style-name="T2">jogador </text:span><text:span text:style-name="T4">de sudoku</text:span>, <text:span text:style-name="T2">quero</text:span> um <text:span text:style-name="T5">sistema que resolve o jogo automaticamente, </text:span><text:span text:style-name="T4">para</text:span><text:span text:style-name="T5"> que eu possa saber como resolve um jogo, caso eu não consiga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6:33:22.551707178</meta:creation-date>
    <dc:date>2021-03-16T17:56:39.730055477</dc:date>
    <meta:editing-duration>PT56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7" meta:word-count="104" meta:character-count="609" meta:non-whitespace-character-count="509"/>
  </office:meta>
</office:document-meta>
</file>